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2.95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0" style:apply-style-name="red" style:base-cell-address="'8_1-1_death_and_shortcut'.G8"/>
    </style:style>
  </office:automatic-styles>
  <office:body>
    <office:spreadsheet>
      <table:calculation-settings table:automatic-find-labels="false"/>
      <table:table table:name="8_1-1_death_and_shortc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number-columns-repeated="2" table:default-cell-style-name="Default"/>
        <table:table-row table:style-name="ro1">
          <table:table-cell/>
          <table:table-cell office:value-type="string" calcext:value-type="string">
            <text:p>mario_x_speed</text:p>
          </table:table-cell>
          <table:table-cell office:value-type="string" calcext:value-type="string">
            <text:p>delta_points</text:p>
          </table:table-cell>
          <table:table-cell office:value-type="string" calcext:value-type="string">
            <text:p>main_reward</text:p>
          </table:table-cell>
          <table:table-cell office:value-type="string" calcext:value-type="string">
            <text:p>delta_potential</text:p>
          </table:table-cell>
          <table:table-cell office:value-type="string" calcext:value-type="string">
            <text:p>scaled_for_time_left</text:p>
          </table:table-cell>
          <table:table-cell table:style-name="Default" office:value-type="string" calcext:value-type="string">
            <text:p>ehrenbrav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/>
          <table:table-cell table:formula="of:=COUNTIF([.G8:.G4000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8" calcext:value-type="float">
            <text:p>0,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8" calcext:value-type="float">
            <text:p>0,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8" calcext:value-type="float">
            <text:p>0,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8" calcext:value-type="float">
            <text:p>0,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8" calcext:value-type="float">
            <text:p>0,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3" calcext:value-type="float">
            <text:p>0,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.3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3" calcext:value-type="float">
            <text:p>0,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4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6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0.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-0.2" calcext:value-type="float">
            <text:p>-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0.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-0.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0.2" calcext:value-type="float">
            <text:p>-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-0.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0.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.8" calcext:value-type="float">
            <text:p>0,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.8" calcext:value-type="float">
            <text:p>0,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" calcext:value-type="float">
            <text:p>36,3</text:p>
          </table:table-cell>
          <table:table-cell office:value-type="float" office:value="0" calcext:value-type="float">
            <text:p>0</text:p>
          </table:table-cell>
          <table:table-cell office:value-type="float" office:value="36.3" calcext:value-type="float">
            <text:p>36,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.3" calcext:value-type="float">
            <text:p>0,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calcext:conditional-formats>
          <calcext:conditional-format calcext:target-range-address="'8_1-1_death_and_shortcut'.G8:'8_1-1_death_and_shortcut'.G2961">
            <calcext:condition calcext:apply-style-name="red" calcext:value="&lt;0" calcext:base-cell-address="'8_1-1_death_and_shortcut'.G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0T17:43:48.652488544</dc:date>
    <dc:creator>Ferdinand Mathia</dc:creator>
    <meta:editing-duration>PT6H42M2S</meta:editing-duration>
    <meta:editing-cycles>1</meta:editing-cycles>
    <meta:document-statistic meta:table-count="1" meta:cell-count="20691" meta:object-count="0"/>
    <meta:generator>LibreOffice/5.1.6.2$Linux_X86_64 LibreOffice_project/10m0$Build-2</meta:generator>
  </office:meta>
</office:document-meta>
</file>